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Source Sans Pro Semibold" svg:font-family="'Source Sans Pro Semibold'" style:font-family-generic="roman"/>
    <style:font-face style:name="TR Century Gothic" svg:font-family="'TR Century Gothic'" style:font-family-generic="roman"/>
    <style:font-face style:name="源ノ角ゴシック Heavy" svg:font-family="'源ノ角ゴシック Heavy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e885" officeooo:paragraph-rsid="0015e885" style:font-weight-asian="bold" style:font-weight-complex="bold"/>
    </style:style>
    <style:style style:name="P2" style:family="paragraph" style:parent-style-name="Standard" style:list-style-name="L1">
      <style:text-properties fo:font-weight="bold" officeooo:rsid="0015e885" officeooo:paragraph-rsid="0015e885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5e885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5e885" officeooo:paragraph-rsid="0015e88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68537" officeooo:paragraph-rsid="00168537" style:font-weight-asian="normal" style:font-weight-complex="normal"/>
    </style:style>
    <style:style style:name="P6" style:family="paragraph" style:list-style-name="L1"/>
    <style:style style:name="T1" style:family="text">
      <style:text-properties officeooo:rsid="0015e885"/>
    </style:style>
    <style:style style:name="T2" style:family="text">
      <style:text-properties officeooo:rsid="001685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Emigrantes</text:p>
      <text:list xml:id="list3334278474119172513" text:style-name="L1">
        <text:list-item>
          <text:p text:style-name="P3"><text:span text:style-name="T1">Crear una tabla a partir de cod_paises.csv</text:span></text:p>
        </text:list-item>
        <text:list-item>
          <text:p text:style-name="P3"><text:span text:style-name="T1">Cambiar el nombre a Paises_cod</text:span></text:p>
        </text:list-item>
        <text:list-item>
          <text:p text:style-name="P3"><text:span text:style-name="T1">N.º de países en esta tabla</text:span></text:p>
          <text:list>
            <text:list-header>
              <text:p text:style-name="P5">SELECT COUNT( * ) </text:p>
              <text:p text:style-name="P5">FROM Paises_cod</text:p>
            </text:list-header>
          </text:list>
        </text:list-item>
        <text:list-item>
          <text:p text:style-name="P3"><text:span text:style-name="T1">N.º de países en nuestra tabla Países</text:span></text:p>
          <text:list>
            <text:list-header>
              <text:p text:style-name="P5">SELECT COUNT( * ) </text:p>
              <text:p text:style-name="P5">FROM Paises</text:p>
            </text:list-header>
          </text:list>
        </text:list-item>
        <text:list-item>
          <text:p text:style-name="P3"><text:span text:style-name="T1">Mostrar que y cuantos países están en las dos tablas</text:span></text:p>
          <text:list>
            <text:list-header>
              <text:p text:style-name="P4">select Paises.Nombre, Paises_cod.nombre</text:p>
              <text:p text:style-name="P4">from Paises, Paises_cod</text:p>
              <text:p text:style-name="P4">where Paises.Nombre=Paises_cod.nombre</text:p>
            </text:list-header>
          </text:list>
        </text:list-item>
        <text:list-item>
          <text:p text:style-name="P3"><text:span text:style-name="T1">Cuantos en Paises y no en Paises_cod</text:span></text:p>
          <text:p>select <text:span text:style-name="T2">pa.</text:span>Nombre</text:p>
          <text:p>from Paises pa</text:p>
          <text:p>left join Paises_cod co</text:p>
          <text:p>on pa.Nombre=co.nombre</text:p>
          <text:p>where co.nombre is null</text:p>
          <text:p text:style-name="P3"/>
        </text:list-item>
        <text:list-item>
          <text:p text:style-name="P3"><text:span text:style-name="T1">Cuantos en Paises_cod y no en Paises</text:span></text:p>
        </text:list-item>
        <text:list-item>
          <text:p text:style-name="P2">Modificar nuestra tabla Para para que incorpore el código ISO 3 como clave principal.</text:p>
        </text:list-item>
        <text:list-item>
          <text:p text:style-name="P2">Cuidado con el nombre del campo iso3</text:p>
        </text:list-item>
        <text:list-item>
          <text:p text:style-name="P2">Mezcla dos tablas de bases de datos diferen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roman"/>
    <style:font-face style:name="FreeSans" svg:font-family="FreeSans" style:font-family-generic="roman"/>
    <style:font-face style:name="OpenSymbol" svg:font-family="OpenSymbol, 'Arial Unicode MS'" style:font-family-generic="roman"/>
    <style:font-face style:name="Source Sans Pro Semibold" svg:font-family="'Source Sans Pro Semibold'" style:font-family-generic="roman"/>
    <style:font-face style:name="TR Century Gothic" svg:font-family="'TR Century Gothic'" style:font-family-generic="roman"/>
    <style:font-face style:name="源ノ角ゴシック Heavy" svg:font-family="'源ノ角ゴシック Heavy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02cm" style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l_20_índice" style:display-name="Enlace del índi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Resultados" style:family="paragraph" style:default-outline-level="">
      <style:paragraph-properties fo:margin-left="0.88cm" fo:margin-right="0.88cm" fo:margin-top="0cm" fo:margin-bottom="0.88cm" style:contextual-spacing="false" fo:text-align="start" style:justify-single-word="false" fo:orphans="2" fo:widows="2" fo:text-indent="0cm" style:auto-text-indent="false" style:writing-mode="lr-tb"/>
      <style:text-properties style:font-name="FreeMono" fo:font-family="FreeMono" style:font-family-generic="roman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QL" style:family="paragraph" style:default-outline-level="">
      <style:paragraph-properties fo:margin-left="0.88cm" fo:margin-right="0.88cm" fo:margin-top="0.351cm" fo:margin-bottom="0.351cm" style:contextual-spacing="false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beceraimpar" style:family="paragraph" style:default-outline-level="">
      <style:paragraph-properties fo:margin-top="0.178cm" fo:margin-bottom="0.441cm" style:contextual-spacing="false" fo:text-align="start" style:justify-single-word="false" fo:orphans="2" fo:widows="2" style:writing-mode="lr-tb"/>
      <style:text-properties style:font-name="TR Century Gothic" fo:font-family="'TR Century Gothic'" style:font-family-generic="roman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becera" style:family="paragraph" style:default-outline-level="">
      <style:paragraph-properties fo:margin-top="0.178cm" fo:margin-bottom="0.441cm" style:contextual-spacing="false" fo:text-align="end" style:justify-single-word="false" fo:orphans="2" fo:widows="2" style:writing-mode="lr-tb"/>
      <style:text-properties style:font-name="TR Century Gothic" fo:font-family="'TR Century Gothic'" style:font-family-generic="roman" fo:font-size="10pt" style:font-name-asian="DejaVu Sans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Ejercicios" style:family="paragraph" style:default-outline-level="">
      <style:paragraph-properties fo:margin-left="0.706cm" fo:margin-right="1.764cm" fo:margin-top="0.178cm" fo:margin-bottom="0.441cm" style:contextual-spacing="false" fo:text-align="start" style:justify-single-word="false" fo:orphans="2" fo:widows="2" fo:text-indent="0.88cm" style:auto-text-indent="false" style:writing-mode="lr-tb"/>
      <style:text-properties style:font-name="TR Century Gothic" fo:font-family="'TR Century Gothic'" style:font-family-generic="roman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lizarinAusias_7e_LT_7e_Gliederung_20_1" style:display-name="AlizarinAusias~LT~Gliederung 1" style:family="paragraph" style:default-outline-level="">
      <style:paragraph-properties fo:margin-left="0cm" fo:margin-right="0cm" fo:margin-top="0cm" fo:margin-bottom="0.402cm" style:contextual-spacing="false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Gliederung_20_2" style:display-name="AlizarinAusias~LT~Gliederung 2" style:family="paragraph" style:parent-style-name="AlizarinAusias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lizarinAusias_7e_LT_7e_Gliederung_20_3" style:display-name="AlizarinAusias~LT~Gliederung 3" style:family="paragraph" style:parent-style-name="AlizarinAusias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Ausias_7e_LT_7e_Gliederung_20_4" style:display-name="AlizarinAusias~LT~Gliederung 4" style:family="paragraph" style:parent-style-name="AlizarinAusias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5" style:display-name="AlizarinAusias~LT~Gliederung 5" style:family="paragraph" style:parent-style-name="AlizarinAusias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6" style:display-name="AlizarinAusias~LT~Gliederung 6" style:family="paragraph" style:parent-style-name="AlizarinAusias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7" style:display-name="AlizarinAusias~LT~Gliederung 7" style:family="paragraph" style:parent-style-name="AlizarinAusias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Ausias_7e_LT_7e_Gliederung_20_8" style:display-name="AlizarinAusias~LT~Gliederung 8" style:family="paragraph" style:parent-style-name="AlizarinAusias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Ausias_7e_LT_7e_Gliederung_20_9" style:display-name="AlizarinAusias~LT~Gliederung 9" style:family="paragraph" style:parent-style-name="AlizarinAusias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1c1c1c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Ausias_7e_LT_7e_Titel" style:display-name="AlizarinAusias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Untertitel" style:display-name="AlizarinAusias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fo:color="#1c1c1c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Notizen" style:display-name="AlizarinAusia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Ausias_7e_LT_7e_Hintergrundobjekte" style:display-name="AlizarinAusia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Ausias_7e_LT_7e_Hintergrund" style:display-name="AlizarinAusia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0-27T18:19:58.943482050</meta:creation-date>
    <dc:date>2015-10-27T18:54:07.341812086</dc:date>
    <dc:creator>RAMON SERGIO</dc:creator>
    <meta:editing-duration>PT3M57S</meta:editing-duration>
    <meta:editing-cycles>1</meta:editing-cycles>
    <meta:document-statistic meta:table-count="0" meta:image-count="0" meta:object-count="0" meta:page-count="1" meta:paragraph-count="23" meta:word-count="125" meta:character-count="721" meta:non-whitespace-character-count="627"/>
    <meta:generator>LibreOffice/4.2.8.2$Linux_X86_64 LibreOffice_project/420m0$Build-2</meta:generator>
  </office:meta>
</office:document-meta>
</file>